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D0000025145879CE584BCF4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11.709cm" draw:z-index="0"><draw:image xlink:href="Pictures/100002010000035D0000025145879CE584BCF4CF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5:54:09.446944452</meta:creation-date>
    <dc:date>2018-10-16T16:03:33.765739456</dc:date>
    <meta:editing-duration>PT9M29S</meta:editing-duration>
    <meta:editing-cycles>1</meta:editing-cycles>
    <meta:generator>LibreOffice/6.0.6.2$Linux_X86_64 LibreOffice_project/0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